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Calibri"/>
    </style:style>
    <style:style style:name="ce7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8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49"/>
      <style:map style:condition="cell-content()=&quot;No&quot;" style:apply-style-name="Untitled2" style:base-cell-address="'Fallout 3 GOTY mods'.C4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1"/>
      <style:map style:condition="cell-content()=&quot;No&quot;" style:apply-style-name="Untitled2" style:base-cell-address="'Fallout 3 GOTY mods'.C5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3"/>
      <style:map style:condition="cell-content()=&quot;No&quot;" style:apply-style-name="Untitled2" style:base-cell-address="'Fallout 3 GOTY mods'.C5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4"/>
      <style:map style:condition="cell-content()=&quot;No&quot;" style:apply-style-name="Untitled2" style:base-cell-address="'Fallout 3 GOTY mods'.C54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7"/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8" office:value-type="string" calcext:value-type="string">
            <text:p>Installed?</text:p>
          </table:table-cell>
          <table:table-cell table:style-name="ce2" table:number-columns-repeated="1020"/>
        </table:table-row>
        <table:table-row table:style-name="ro3">
          <table:table-cell office:value-type="string" calcext:value-type="string">
            <text:p>A Note Easily Missed</text:p>
          </table:table-cell>
          <table:table-cell office:value-type="string" calcext:value-type="string">
            <text:p><text:a xlink:href="http://www.nexusmods.com/fallout3/mods/4730/" xlink:type="simple">http://www.nexusmods.com/fallout3/mods/473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www.nexusmods.com/fallout3/mods/15886/" xlink:type="simple">http://www.nexusmods.com/fallout3/mods/1588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" xlink:type="simple">http://www.nexusmods.com/fallout3/mods/1574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" xlink:type="simple">http://www.nexusmods.com/fallout3/mods/265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" xlink:type="simple">http://www.nexusmods.com/fallout3/mods/1565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" xlink:type="simple">http://www.nexusmods.com/fallout3/mods/2080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" xlink:type="simple">http://www.nexusmods.com/fallout3/mods/156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" xlink:type="simple">http://www.nexusmods.com/fallout3/mods/1694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Revoiced lip files</text:p>
          </table:table-cell>
          <table:table-cell office:value-type="string" calcext:value-type="string">
            <text:p><text:a xlink:href="http://www.nexusmods.com/fallout3/mods/22041/" xlink:type="simple">http://www.nexusmods.com/fallout3/mods/220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Revoicing Project</text:p>
          </table:table-cell>
          <table:table-cell office:value-type="string" calcext:value-type="string">
            <text:p><text:a xlink:href="http://www.nexusmods.com/fallout3/mods/20859/" xlink:type="simple">http://www.nexusmods.com/fallout3/mods/2085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ient Wasteland 2</text:p>
          </table:table-cell>
          <table:table-cell office:value-type="string" calcext:value-type="string">
            <text:p><text:a xlink:href="http://www.nexusmods.com/fallout3/mods/12602/" xlink:type="simple">http://www.nexusmods.com/fallout3/mods/1260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 Evening With Mister Manchester</text:p>
          </table:table-cell>
          <table:table-cell office:value-type="string" calcext:value-type="string">
            <text:p><text:a xlink:href="http://www.nexusmods.com/fallout3/mods/5630/" xlink:type="simple">http://www.nexusmods.com/fallout3/mods/563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" xlink:type="simple">http://www.nexusmods.com/fallout3/mods/89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ards of Fallout</text:p>
          </table:table-cell>
          <table:table-cell office:value-type="string" calcext:value-type="string">
            <text:p><text:a xlink:href="http://www.nexusmods.com/fallout3/mods/18622/" xlink:type="simple">http://www.nexusmods.com/fallout3/mods/1862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Booze</text:p>
          </table:table-cell>
          <table:table-cell office:value-type="string" calcext:value-type="string">
            <text:p><text:a xlink:href="http://www.nexusmods.com/fallout3/mods/626/" xlink:type="simple">http://www.nexusmods.com/fallout3/mods/62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Game Performance</text:p>
          </table:table-cell>
          <table:table-cell office:value-type="string" calcext:value-type="string">
            <text:p><text:a xlink:href="http://www.nexusmods.com/fallout3/mods/13520/" xlink:type="simple">http://www.nexusmods.com/fallout3/mods/1352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" xlink:type="simple">http://www.nexusmods.com/fallout3/mods/1689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Res Skill Books</text:p>
          </table:table-cell>
          <table:table-cell office:value-type="string" calcext:value-type="string">
            <text:p><text:a xlink:href="http://www.nexusmods.com/fallout3/mods/3876/" xlink:type="simple">http://www.nexusmods.com/fallout3/mods/38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PreWar and Burned Books</text:p>
          </table:table-cell>
          <table:table-cell office:value-type="string" calcext:value-type="string">
            <text:p><text:a xlink:href="http://www.nexusmods.com/fallout3/mods/3679/" xlink:type="simple">http://www.nexusmods.com/fallout3/mods/367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ems and Meds Re-Texture Pack</text:p>
          </table:table-cell>
          <table:table-cell office:value-type="string" calcext:value-type="string">
            <text:p><text:a xlink:href="http://www.nexusmods.com/fallout3/mods/15960/" xlink:type="simple">http://www.nexusmods.com/fallout3/mods/1596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" xlink:type="simple">http://www.nexusmods.com/fallout3/mods/1574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" xlink:type="simple">http://www.nexusmods.com/fallout3/mods/1711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" xlink:type="simple">http://www.nexusmods.com/fallout3/mods/3447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" xlink:type="simple">http://www.nexusmods.com/fallout3/mods/1693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" xlink:type="simple">http://www.nexusmods.com/fallout3/mods/557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" xlink:type="simple">http://www.nexusmods.com/fallout3/mods/1789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www.nexusmods.com/fallout3/mods/17876/" xlink:type="simple">http://www.nexusmods.com/fallout3/mods/178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arth from Space texture for Mothership Zeta</text:p>
          </table:table-cell>
          <table:table-cell office:value-type="string" calcext:value-type="string">
            <text:p><text:a xlink:href="http://www.nexusmods.com/fallout3/mods/19294/" xlink:type="simple">http://www.nexusmods.com/fallout3/mods/19294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www.nexusmods.com/fallout3/mods/8340/" xlink:type="simple">http://www.nexusmods.com/fallout3/mods/834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Blood Textures v2_22b</text:p>
          </table:table-cell>
          <table:table-cell office:value-type="string" calcext:value-type="string">
            <text:p><text:a xlink:href="http://www.nexusmods.com/fallout3/mods/101/" xlink:type="simple">http://www.nexusmods.com/fallout3/mods/10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" xlink:type="simple">http://www.nexusmods.com/fallout3/mods/44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calibr - ammo eXpansion pack</text:p>
          </table:table-cell>
          <table:table-cell office:value-type="string" calcext:value-type="string">
            <text:p><text:a xlink:href="http://www.nexusmods.com/fallout3/mods/11684/" xlink:type="simple">http://www.nexusmods.com/fallout3/mods/1168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istence 2_0 - Robot Radio</text:p>
          </table:table-cell>
          <table:table-cell office:value-type="string" calcext:value-type="string">
            <text:p><text:a xlink:href="http://www.nexusmods.com/fallout3/mods/5612/" xlink:type="simple">http://www.nexusmods.com/fallout3/mods/561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" xlink:type="simple">http://www.nexusmods.com/fallout3/mods/213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table:style-name="ce5" office:value-type="string" calcext:value-type="string">
            <text:p><text:a xlink:href="http://www.nexusmods.com/fallout3/mods/16001/" xlink:type="simple">http://www.nexusmods.com/fallout3/mods/1600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Enhanced Camera</text:p>
          </table:table-cell>
          <table:table-cell office:value-type="string" calcext:value-type="string">
            <text:p><text:a xlink:href="http://www.nexusmods.com/fallout3/mods/20183/" xlink:type="simple">http://www.nexusmods.com/fallout3/mods/2018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" xlink:type="simple">http://www.nexusmods.com/fallout3/mods/1305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Hirezd</text:p>
          </table:table-cell>
          <table:table-cell office:value-type="string" calcext:value-type="string">
            <text:p><text:a xlink:href="http://www.nexusmods.com/fallout3/mods/19931/" xlink:type="simple">http://www.nexusmods.com/fallout3/mods/19931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www.nexusmods.com/fallout3/mods/7670/" xlink:type="simple">http://www.nexusmods.com/fallout3/mods/7670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www.nexusmods.com/fallout3/mods/6341/" xlink:type="simple">http://www.nexusmods.com/fallout3/mods/634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" xlink:type="simple">http://www.nexusmods.com/fallout3/mods/276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" xlink:type="simple">http://www.nexusmods.com/fallout3/mods/8069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" xlink:type="simple">http://www.nexusmods.com/fallout3/mods/888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ster Pipboy Faster</text:p>
          </table:table-cell>
          <table:table-cell office:value-type="string" calcext:value-type="string">
            <text:p><text:a xlink:href="http://www.nexusmods.com/newvegas/mods/35225/" xlink:type="simple">http://www.nexusmods.com/newvegas/mods/35225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" xlink:type="simple">http://www.nexusmods.com/fallout3/mods/19864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3-WRP - Weapon Retexture Project</text:p>
          </table:table-cell>
          <table:table-cell office:value-type="string" calcext:value-type="string">
            <text:p><text:a xlink:href="http://www.nexusmods.com/fallout3/mods/18133/" xlink:type="simple">http://www.nexusmods.com/fallout3/mods/18133/</text:a></text:p>
          </table:table-cell>
          <table:table-cell table:style-name="ce10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NR Enhanced</text:p>
          </table:table-cell>
          <table:table-cell office:value-type="string" calcext:value-type="string">
            <text:p><text:a xlink:href="http://www.nexusmods.com/fallout3/mods/14946/" xlink:type="simple">http://www.nexusmods.com/fallout3/mods/14946/</text:a></text:p>
          </table:table-cell>
          <table:table-cell table:style-name="ce11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ll Of Equipment</text:p>
          </table:table-cell>
          <table:table-cell office:value-type="string" calcext:value-type="string">
            <text:p><text:a xlink:href="http://www.nexusmods.com/fallout3/mods/17145/" xlink:type="simple">http://www.nexusmods.com/fallout3/mods/17145/</text:a>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D Smoky Fire and Explosions for FO3</text:p>
          </table:table-cell>
          <table:table-cell office:value-type="string" calcext:value-type="string">
            <text:p><text:a xlink:href="http://www.nexusmods.com/fallout3/mods/20053/" xlink:type="simple">http://www.nexusmods.com/fallout3/mods/20053/</text:a></text:p>
          </table:table-cell>
          <table:table-cell table:style-name="ce1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-Res Weapons v3</text:p>
          </table:table-cell>
          <table:table-cell office:value-type="string" calcext:value-type="string">
            <text:p><text:a xlink:href="http://www.nexusmods.com/fallout3/mods/481/" xlink:type="simple">http://www.nexusmods.com/fallout3/mods/481/</text:a></text:p>
          </table:table-cell>
          <table:table-cell table:style-name="ce13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www.nexusmods.com/fallout3/mods/15790/" xlink:type="simple">http://www.nexusmods.com/fallout3/mods/15790/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ervious Power Armor</text:p>
          </table:table-cell>
          <table:table-cell office:value-type="string" calcext:value-type="string">
            <text:p><text:a xlink:href="http://www.nexusmods.com/fallout3/mods/13325/" xlink:type="simple">http://www.nexusmods.com/fallout3/mods/1332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Glass Bullet Impact</text:p>
          </table:table-cell>
          <table:table-cell office:value-type="string" calcext:value-type="string">
            <text:p><text:a xlink:href="http://www.nexusmods.com/fallout3/mods/13120/" xlink:type="simple">http://www.nexusmods.com/fallout3/mods/13120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LOD Noise Texture</text:p>
          </table:table-cell>
          <table:table-cell table:style-name="ce6" office:value-type="string" calcext:value-type="string">
            <text:p><text:a xlink:href="http://www.nexusmods.com/fallout3/mods/17743/" xlink:type="simple">http://www.nexusmods.com/fallout3/mods/1774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Sound FX v1.3</text:p>
          </table:table-cell>
          <table:table-cell office:value-type="string" calcext:value-type="string">
            <text:p><text:a xlink:href="http://www.nexusmods.com/fallout3/mods/627/" xlink:type="simple">http://www.nexusmods.com/fallout3/mods/62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" xlink:type="simple">http://www.nexusmods.com/fallout3/mods/53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" xlink:type="simple">http://www.nexusmods.com/fallout3/mods/6510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" xlink:type="simple">http://www.nexusmods.com/fallout3/mods/1916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www.nexusmods.com/fallout3/mods/3211/" xlink:type="simple">http://www.nexusmods.com/fallout3/mods/3211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" xlink:type="simple">http://www.nexusmods.com/fallout3/mods/787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Walkway</text:p>
          </table:table-cell>
          <table:table-cell table:style-name="ce5" office:value-type="string" calcext:value-type="string">
            <text:p><text:a xlink:href="http://www.nexusmods.com/fallout3/mods/8247/" xlink:type="simple">http://www.nexusmods.com/fallout3/mods/824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_Texture_Pack</text:p>
          </table:table-cell>
          <table:table-cell office:value-type="string" calcext:value-type="string">
            <text:p><text:a xlink:href="http://www.nexusmods.com/fallout3/mods/1662/" xlink:type="simple">http://www.nexusmods.com/fallout3/mods/166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" xlink:type="simple">http://www.nexusmods.com/fallout3/mods/8747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DLC Retextured</text:p>
          </table:table-cell>
          <table:table-cell office:value-type="string" calcext:value-type="string">
            <text:p><text:a xlink:href="http://www.nexusmods.com/fallout3/mods/8260/" xlink:type="simple">http://www.nexusmods.com/fallout3/mods/8260/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r Smiths Scrapyard</text:p>
          </table:table-cell>
          <table:table-cell office:value-type="string" calcext:value-type="string">
            <text:p><text:a xlink:href="http://www.nexusmods.com/fallout3/mods/14075/" xlink:type="simple">http://www.nexusmods.com/fallout3/mods/1407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" xlink:type="simple">http://www.nexusmods.com/fallout3/mods/1205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" xlink:type="simple">http://www.nexusmods.com/fallout3/mods/1132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" xlink:type="simple">http://www.nexusmods.com/fallout3/mods/20373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" xlink:type="simple">http://www.nexusmods.com/fallout3/mods/1741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" xlink:type="simple">http://www.nexusmods.com/fallout3/mods/2599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extured Clutter Collection</text:p>
          </table:table-cell>
          <table:table-cell office:value-type="string" calcext:value-type="string">
            <text:p><text:a xlink:href="http://www.nexusmods.com/fallout3/mods/6894/" xlink:type="simple">http://www.nexusmods.com/fallout3/mods/6894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www.nexusmods.com/fallout3/mods/6938/" xlink:type="simple">http://www.nexusmods.com/fallout3/mods/6938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vet City Texture Pack</text:p>
          </table:table-cell>
          <table:table-cell office:value-type="string" calcext:value-type="string">
            <text:p><text:a xlink:href="http://www.nexusmods.com/fallout3/mods/3612/" xlink:type="simple">http://www.nexusmods.com/fallout3/mods/361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" xlink:type="simple">http://www.nexusmods.com/fallout3/mods/712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" xlink:type="simple">http://www.nexusmods.com/fallout3/mods/18678/</text:a></text:p>
          </table:table-cell>
          <table:table-cell table:style-name="ce16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hiloh DS - Clean Pipboy Screen</text:p>
          </table:table-cell>
          <table:table-cell office:value-type="string" calcext:value-type="string">
            <text:p><text:a xlink:href="http://www.nexusmods.com/newvegas/mods/36255/" xlink:type="simple">http://www.nexusmods.com/newvegas/mods/36255/</text:a></text:p>
          </table:table-cell>
          <table:table-cell table:style-name="ce17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" xlink:type="simple">http://www.nexusmods.com/fallout3/mods/18389/</text:a></text:p>
          </table:table-cell>
          <table:table-cell table:style-name="ce17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rrain Pack</text:p>
          </table:table-cell>
          <table:table-cell office:value-type="string" calcext:value-type="string">
            <text:p><text:a xlink:href="http://www.nexusmods.com/fallout3/mods/774/" xlink:type="simple">http://www.nexusmods.com/fallout3/mods/774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rrain_Pack_ROCKS_ADD_ON_PACK</text:p>
          </table:table-cell>
          <table:table-cell office:value-type="string" calcext:value-type="string">
            <text:p><text:a xlink:href="http://www.nexusmods.com/fallout3/mods/866/" xlink:type="simple">http://www.nexusmods.com/fallout3/mods/866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" xlink:type="simple">http://www.nexusmods.com/fallout3/mods/16875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nstitute - a fully voiced quest mod</text:p>
          </table:table-cell>
          <table:table-cell office:value-type="string" calcext:value-type="string">
            <text:p><text:a xlink:href="http://www.nexusmods.com/fallout3/mods/14449/" xlink:type="simple">http://www.nexusmods.com/fallout3/mods/14449/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 sleep - perchance to dream</text:p>
          </table:table-cell>
          <table:table-cell office:value-type="string" calcext:value-type="string">
            <text:p><text:a xlink:href="http://www.nexusmods.com/fallout3/mods/6921/" xlink:type="simple">http://www.nexusmods.com/fallout3/mods/692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" xlink:type="simple">http://www.nexusmods.com/fallout3/mods/19122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/" xlink:type="simple">http://www.nexusmods.com/fallout3/mods/20867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WWUT - Unique Weapons With Unique Textures</text:p>
          </table:table-cell>
          <table:table-cell office:value-type="string" calcext:value-type="string">
            <text:p><text:a xlink:href="http://www.nexusmods.com/fallout3/mods/6309/" xlink:type="simple">http://www.nexusmods.com/fallout3/mods/6309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ult 101 Revisited</text:p>
          </table:table-cell>
          <table:table-cell office:value-type="string" calcext:value-type="string">
            <text:p><text:a xlink:href="http://www.nexusmods.com/fallout3/mods/13308/" xlink:type="simple">http://www.nexusmods.com/fallout3/mods/1330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www.nexusmods.com/fallout3/mods/3388/" xlink:type="simple">http://www.nexusmods.com/fallout3/mods/3388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ats Your Brand - cigarette texture megapack</text:p>
          </table:table-cell>
          <table:table-cell office:value-type="string" calcext:value-type="string">
            <text:p><text:a xlink:href="http://www.nexusmods.com/fallout3/mods/591/" xlink:type="simple">http://www.nexusmods.com/fallout3/mods/591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 table:number-rows-repeated="1048484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Fallout 3 GOTY mods'.C55:'Fallout 3 GOTY mods'.C1048576 'Fallout 3 GOTY mods'.C1:'Fallout 3 GOTY mods'.C48 'Fallout 3 GOTY mods'.C50:'Fallout 3 GOTY mods'.C50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55:'Fallout 3 GOTY mods'.C1048576 'Fallout 3 GOTY mods'.C1:'Fallout 3 GOTY mods'.C48 'Fallout 3 GOTY mods'.C50:'Fallout 3 GOTY mods'.C50">
            <calcext:condition calcext:apply-style-name="Untitled3" calcext:value="=&quot;Partial&quot;" calcext:base-cell-address="'Fallout 3 GOTY mods'.C1"/>
          </calcext:conditional-format>
          <calcext:conditional-format calcext:target-range-address="'Fallout 3 GOTY mods'.C49:'Fallout 3 GOTY mods'.C50">
            <calcext:condition calcext:apply-style-name="Untitled1" calcext:value="=&quot;Yes&quot;" calcext:base-cell-address="'Fallout 3 GOTY mods'.C49"/>
            <calcext:condition calcext:apply-style-name="Untitled2" calcext:value="=&quot;No&quot;" calcext:base-cell-address="'Fallout 3 GOTY mods'.C49"/>
          </calcext:conditional-format>
          <calcext:conditional-format calcext:target-range-address="'Fallout 3 GOTY mods'.C49:'Fallout 3 GOTY mods'.C50">
            <calcext:condition calcext:apply-style-name="Untitled3" calcext:value="=&quot;Partial&quot;" calcext:base-cell-address="'Fallout 3 GOTY mods'.C49"/>
          </calcext:conditional-format>
          <calcext:conditional-format calcext:target-range-address="'Fallout 3 GOTY mods'.C51:'Fallout 3 GOTY mods'.C52">
            <calcext:condition calcext:apply-style-name="Untitled1" calcext:value="=&quot;Yes&quot;" calcext:base-cell-address="'Fallout 3 GOTY mods'.C51"/>
            <calcext:condition calcext:apply-style-name="Untitled2" calcext:value="=&quot;No&quot;" calcext:base-cell-address="'Fallout 3 GOTY mods'.C51"/>
          </calcext:conditional-format>
          <calcext:conditional-format calcext:target-range-address="'Fallout 3 GOTY mods'.C51:'Fallout 3 GOTY mods'.C52">
            <calcext:condition calcext:apply-style-name="Untitled3" calcext:value="=&quot;Partial&quot;" calcext:base-cell-address="'Fallout 3 GOTY mods'.C51"/>
          </calcext:conditional-format>
          <calcext:conditional-format calcext:target-range-address="'Fallout 3 GOTY mods'.C81:'Fallout 3 GOTY mods'.C84 'Fallout 3 GOTY mods'.C54:'Fallout 3 GOTY mods'.C77">
            <calcext:condition calcext:apply-style-name="Untitled1" calcext:value="=&quot;Yes&quot;" calcext:base-cell-address="'Fallout 3 GOTY mods'.C54"/>
            <calcext:condition calcext:apply-style-name="Untitled2" calcext:value="=&quot;No&quot;" calcext:base-cell-address="'Fallout 3 GOTY mods'.C54"/>
          </calcext:conditional-format>
          <calcext:conditional-format calcext:target-range-address="'Fallout 3 GOTY mods'.C81:'Fallout 3 GOTY mods'.C84 'Fallout 3 GOTY mods'.C54:'Fallout 3 GOTY mods'.C77">
            <calcext:condition calcext:apply-style-name="Untitled3" calcext:value="=&quot;Partial&quot;" calcext:base-cell-address="'Fallout 3 GOTY mods'.C54"/>
          </calcext:conditional-format>
          <calcext:conditional-format calcext:target-range-address="'Fallout 3 GOTY mods'.C78:'Fallout 3 GOTY mods'.C78">
            <calcext:condition calcext:apply-style-name="Untitled1" calcext:value="=&quot;Yes&quot;" calcext:base-cell-address="'Fallout 3 GOTY mods'.C78"/>
            <calcext:condition calcext:apply-style-name="Untitled2" calcext:value="=&quot;No&quot;" calcext:base-cell-address="'Fallout 3 GOTY mods'.C78"/>
          </calcext:conditional-format>
          <calcext:conditional-format calcext:target-range-address="'Fallout 3 GOTY mods'.C78:'Fallout 3 GOTY mods'.C78">
            <calcext:condition calcext:apply-style-name="Untitled3" calcext:value="=&quot;Partial&quot;" calcext:base-cell-address="'Fallout 3 GOTY mods'.C78"/>
          </calcext:conditional-format>
          <calcext:conditional-format calcext:target-range-address="'Fallout 3 GOTY mods'.C79:'Fallout 3 GOTY mods'.C80">
            <calcext:condition calcext:apply-style-name="Untitled1" calcext:value="=&quot;Yes&quot;" calcext:base-cell-address="'Fallout 3 GOTY mods'.C79"/>
            <calcext:condition calcext:apply-style-name="Untitled2" calcext:value="=&quot;No&quot;" calcext:base-cell-address="'Fallout 3 GOTY mods'.C79"/>
          </calcext:conditional-format>
          <calcext:conditional-format calcext:target-range-address="'Fallout 3 GOTY mods'.C79:'Fallout 3 GOTY mods'.C80">
            <calcext:condition calcext:apply-style-name="Untitled3" calcext:value="=&quot;Partial&quot;" calcext:base-cell-address="'Fallout 3 GOTY mods'.C79"/>
          </calcext:conditional-format>
          <calcext:conditional-format calcext:target-range-address="'Fallout 3 GOTY mods'.C53:'Fallout 3 GOTY mods'.C53">
            <calcext:condition calcext:apply-style-name="Untitled1" calcext:value="=&quot;Yes&quot;" calcext:base-cell-address="'Fallout 3 GOTY mods'.C53"/>
            <calcext:condition calcext:apply-style-name="Untitled2" calcext:value="=&quot;No&quot;" calcext:base-cell-address="'Fallout 3 GOTY mods'.C53"/>
          </calcext:conditional-format>
          <calcext:conditional-format calcext:target-range-address="'Fallout 3 GOTY mods'.C53:'Fallout 3 GOTY mods'.C53">
            <calcext:condition calcext:apply-style-name="Untitled3" calcext:value="=&quot;Partial&quot;" calcext:base-cell-address="'Fallout 3 GOTY mods'.C53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16:15:50.9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10-02T16:16:38.255000000</dc:date>
    <meta:editing-duration>P11DT4H43M10S</meta:editing-duration>
    <meta:editing-cycles>59</meta:editing-cycles>
    <meta:generator>LibreOffice/5.1.3.2$Windows_x86 LibreOffice_project/644e4637d1d8544fd9f56425bd6cec110e49301b</meta:generator>
    <meta:document-statistic meta:table-count="1" meta:cell-count="271" meta:object-count="0"/>
  </office:meta>
</office:document-meta>
</file>